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4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297.64pt"/>
    </style:style>
    <style:style style:name="co5" style:family="table-column">
      <style:table-column-properties fo:break-before="auto" style:column-width="2.4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imdb</text:p>
          </table:table-cell>
          <table:table-cell table:style-name="ce1" office:value-type="string" calcext:value-type="string">
            <text:p>filmCritics</text:p>
          </table:table-cell>
          <table:table-cell table:style-name="ce1" office:value-type="string" calcext:value-type="string">
            <text:p>russianFilmCritics</text:p>
          </table:table-cell>
          <table:table-cell table:style-name="ce1" office:value-type="string" calcext:value-type="string">
            <text:p>awai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number-columns-repeated="1017"/>
        </table:table-row>
        <table:table-row table:style-name="ro1">
          <table:table-cell table:style-name="ce1" office:value-type="float" office:value="9.196" calcext:value-type="float">
            <text:p>9.196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5319" calcext:value-type="float">
            <text:p>45319</text:p>
          </table:table-cell>
          <table:table-cell table:style-name="ce1" office:value-type="string" calcext:value-type="string">
            <text:p>Жил-был пёс</text:p>
          </table:table-cell>
          <table:table-cell table:style-name="ce1" table:formula="of:=IF([.B2]&gt;0;[.A2]-[.B2])" office:value-type="float" office:value="0.795999999999999" calcext:value-type="float">
            <text:p>0.795999999999999</text:p>
          </table:table-cell>
          <table:table-cell>
            <draw:frame table:end-cell-address="Worksheet.O20" table:end-x="2.07pt" table:end-y="14.23pt" draw:z-index="0" draw:name="Chart 1" draw:style-name="gr1" draw:text-style-name="P1" svg:width="449.97pt" svg:height="278.22pt" svg:x="33pt" svg:y="6.01pt">
              <draw:object draw:notify-on-update-of-ranges="Worksheet.A1:Worksheet.A101 Worksheet.B1:Worksheet.B1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Worksheet.U20" table:end-x="35.83pt" table:end-y="14.23pt" draw:z-index="1" draw:name="Chart 2" draw:style-name="gr1" draw:text-style-name="P1" svg:width="449.97pt" svg:height="278.22pt" svg:x="66.76pt" svg:y="6.01pt">
              <draw:object draw:notify-on-update-of-ranges="Worksheet.H2:Worksheet.H1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1" office:value-type="float" office:value="9.108" calcext:value-type="float">
            <text:p>9.108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Побег из Шоушенка</text:p>
          </table:table-cell>
          <table:table-cell table:style-name="ce1" table:formula="of:=IF([.B3]&gt;0;[.A3]-[.B3])" office:value-type="float" office:value="-0.192" calcext:value-type="float">
            <text:p>-0.192</text:p>
          </table:table-cell>
          <table:table-cell table:number-columns-repeated="1016"/>
        </table:table-row>
        <table:table-row table:style-name="ro1">
          <table:table-cell table:style-name="ce1" office:value-type="float" office:value="9.071" calcext:value-type="float">
            <text:p>9.07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8" calcext:value-type="float">
            <text:p>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Зеленая миля</text:p>
          </table:table-cell>
          <table:table-cell table:style-name="ce1" table:formula="of:=IF([.B4]&gt;0;[.A4]-[.B4])" office:value-type="float" office:value="0.471" calcext:value-type="float">
            <text:p>0.471</text:p>
          </table:table-cell>
          <table:table-cell table:number-columns-repeated="1016"/>
        </table:table-row>
        <table:table-row table:style-name="ro1">
          <table:table-cell table:style-name="ce1" office:value-type="float" office:value="8.986" calcext:value-type="float">
            <text:p>8.986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5246" calcext:value-type="float">
            <text:p>685246</text:p>
          </table:table-cell>
          <table:table-cell table:style-name="ce1" office:value-type="string" calcext:value-type="string">
            <text:p>Рик и Морти</text:p>
          </table:table-cell>
          <table:table-cell table:style-name="ce1" table:formula="of:=IF([.B5]&gt;0;[.A5]-[.B5])" office:value-type="float" office:value="-0.113999999999999" calcext:value-type="float">
            <text:p>-0.113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77" calcext:value-type="float">
            <text:p>90.77</text:p>
          </table:table-cell>
          <table:table-cell table:style-name="ce1" office:value-type="float" office:value="464963" calcext:value-type="float">
            <text:p>464963</text:p>
          </table:table-cell>
          <table:table-cell table:style-name="ce1" office:value-type="string" calcext:value-type="string">
            <text:p>Игра престолов</text:p>
          </table:table-cell>
          <table:table-cell table:style-name="ce1" table:formula="of:=IF([.B6]&gt;0;[.A6]-[.B6])" office:value-type="float" office:value="-0.219999999999999" calcext:value-type="float">
            <text:p>-0.219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963" calcext:value-type="float">
            <text:p>8.963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91929" calcext:value-type="float">
            <text:p>591929</text:p>
          </table:table-cell>
          <table:table-cell table:style-name="ce1" office:value-type="string" calcext:value-type="string">
            <text:p>Гравити Фолз</text:p>
          </table:table-cell>
          <table:table-cell table:style-name="ce1" table:formula="of:=IF([.B7]&gt;0;[.A7]-[.B7])" office:value-type="float" office:value="0.0629999999999988" calcext:value-type="float">
            <text:p>0.062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916" calcext:value-type="float">
            <text:p>8.9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Форрест Гамп</text:p>
          </table:table-cell>
          <table:table-cell table:style-name="ce1" table:formula="of:=IF([.B8]&gt;0;[.A8]-[.B8])" office:value-type="float" office:value="0.116" calcext:value-type="float">
            <text:p>0.116</text:p>
          </table:table-cell>
          <table:table-cell table:number-columns-repeated="1016"/>
        </table:table-row>
        <table:table-row table:style-name="ro1">
          <table:table-cell table:style-name="ce1" office:value-type="float" office:value="8.88" calcext:value-type="float">
            <text:p>8.88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4900" calcext:value-type="float">
            <text:p>404900</text:p>
          </table:table-cell>
          <table:table-cell table:style-name="ce1" office:value-type="string" calcext:value-type="string">
            <text:p>Во все тяжкие</text:p>
          </table:table-cell>
          <table:table-cell table:style-name="ce1" table:formula="of:=IF([.B9]&gt;0;[.A9]-[.B9])" office:value-type="float" office:value="-0.619999999999999" calcext:value-type="float">
            <text:p>-0.619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861" calcext:value-type="float">
            <text:p>8.86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2838" calcext:value-type="float">
            <text:p>502838</text:p>
          </table:table-cell>
          <table:table-cell table:style-name="ce1" office:value-type="string" calcext:value-type="string">
            <text:p>Шерлок</text:p>
          </table:table-cell>
          <table:table-cell table:style-name="ce1" table:formula="of:=IF([.B10]&gt;0;[.A10]-[.B10])" office:value-type="float" office:value="-0.238999999999999" calcext:value-type="float">
            <text:p>-0.238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805" calcext:value-type="float">
            <text:p>8.80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5341" calcext:value-type="float">
            <text:p>535341</text:p>
          </table:table-cell>
          <table:table-cell table:style-name="ce1" office:value-type="string" calcext:value-type="string">
            <text:p>1+1</text:p>
          </table:table-cell>
          <table:table-cell table:style-name="ce1" table:formula="of:=IF([.B11]&gt;0;[.A11]-[.B11])" office:value-type="float" office:value="0.305" calcext:value-type="float">
            <text:p>0.305</text:p>
          </table:table-cell>
          <table:table-cell table:number-columns-repeated="1016"/>
        </table:table-row>
        <table:table-row table:style-name="ro1">
          <table:table-cell table:style-name="ce1" office:value-type="float" office:value="8.785" calcext:value-type="float">
            <text:p>8.785</text:p>
          </table:table-cell>
          <table:table-cell table:style-name="ce1" office:value-type="float" office:value="8.2" calcext:value-type="float">
            <text:p>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2664" calcext:value-type="float">
            <text:p>42664</text:p>
          </table:table-cell>
          <table:table-cell table:style-name="ce1" office:value-type="string" calcext:value-type="string">
            <text:p>Иван Васильевич меняет профессию</text:p>
          </table:table-cell>
          <table:table-cell table:style-name="ce1" table:formula="of:=IF([.B12]&gt;0;[.A12]-[.B12])" office:value-type="float" office:value="0.585000000000001" calcext:value-type="float">
            <text:p>0.585000000000001</text:p>
          </table:table-cell>
          <table:table-cell table:number-columns-repeated="1016"/>
        </table:table-row>
        <table:table-row table:style-name="ro1">
          <table:table-cell table:style-name="ce1" office:value-type="float" office:value="8.775" calcext:value-type="float">
            <text:p>8.77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string" calcext:value-type="string">
            <text:p>Король Лев</text:p>
          </table:table-cell>
          <table:table-cell table:style-name="ce1" table:formula="of:=IF([.B13]&gt;0;[.A13]-[.B13])" office:value-type="float" office:value="0.275" calcext:value-type="float">
            <text:p>0.275</text:p>
          </table:table-cell>
          <table:table-cell table:number-columns-repeated="1016"/>
        </table:table-row>
        <table:table-row table:style-name="ro1">
          <table:table-cell table:style-name="ce1" office:value-type="float" office:value="8.719" calcext:value-type="float">
            <text:p>8.71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4.1176" calcext:value-type="float">
            <text:p>94.1176</text:p>
          </table:table-cell>
          <table:table-cell table:style-name="ce1" office:value-type="float" office:value="97.51" calcext:value-type="float">
            <text:p>97.51</text:p>
          </table:table-cell>
          <table:table-cell table:style-name="ce1" office:value-type="float" office:value="679486" calcext:value-type="float">
            <text:p>679486</text:p>
          </table:table-cell>
          <table:table-cell table:style-name="ce1" office:value-type="string" calcext:value-type="string">
            <text:p>Тайна Коко</text:p>
          </table:table-cell>
          <table:table-cell table:style-name="ce1" table:formula="of:=IF([.B14]&gt;0;[.A14]-[.B14])" office:value-type="float" office:value="0.318999999999999" calcext:value-type="float">
            <text:p>0.318999999999999</text:p>
          </table:table-cell>
          <table:table-cell table:number-columns-repeated="1016"/>
        </table:table-row>
        <table:table-row table:style-name="ro1">
          <table:table-cell table:style-name="ce1" office:value-type="float" office:value="8.707" calcext:value-type="float">
            <text:p>8.707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2782" calcext:value-type="float">
            <text:p>42782</text:p>
          </table:table-cell>
          <table:table-cell table:style-name="ce1" office:value-type="string" calcext:value-type="string">
            <text:p>Операция «Ы» и другие приключения Шурика</text:p>
          </table:table-cell>
          <table:table-cell table:style-name="ce1" table:formula="of:=IF([.B15]&gt;0;[.A15]-[.B15])" office:value-type="float" office:value="0.207000000000001" calcext:value-type="float">
            <text:p>0.207000000000001</text:p>
          </table:table-cell>
          <table:table-cell table:number-columns-repeated="1016"/>
        </table:table-row>
        <table:table-row table:style-name="ro1">
          <table:table-cell table:style-name="ce1" office:value-type="float" office:value="8.706" calcext:value-type="float">
            <text:p>8.706</text:p>
          </table:table-cell>
          <table:table-cell table:style-name="ce1" office:value-type="float" office:value="8.6" calcext:value-type="float">
            <text:p>8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483" calcext:value-type="float">
            <text:p>46483</text:p>
          </table:table-cell>
          <table:table-cell table:style-name="ce1" office:value-type="string" calcext:value-type="string">
            <text:p>Ну, погоди!</text:p>
          </table:table-cell>
          <table:table-cell table:style-name="ce1" table:formula="of:=IF([.B16]&gt;0;[.A16]-[.B16])" office:value-type="float" office:value="0.106" calcext:value-type="float">
            <text:p>0.106</text:p>
          </table:table-cell>
          <table:table-cell table:number-columns-repeated="1016"/>
        </table:table-row>
        <table:table-row table:style-name="ro1">
          <table:table-cell table:style-name="ce1" office:value-type="float" office:value="8.669" calcext:value-type="float">
            <text:p>8.66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Леон</text:p>
          </table:table-cell>
          <table:table-cell table:style-name="ce1" table:formula="of:=IF([.B17]&gt;0;[.A17]-[.B17])" office:value-type="float" office:value="0.169" calcext:value-type="float">
            <text:p>0.169</text:p>
          </table:table-cell>
          <table:table-cell table:number-columns-repeated="1016"/>
        </table:table-row>
        <table:table-row table:style-name="ro1">
          <table:table-cell table:style-name="ce1" office:value-type="float" office:value="8.662" calcext:value-type="float">
            <text:p>8.66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0.9524" calcext:value-type="float">
            <text:p>80.9524</text:p>
          </table:table-cell>
          <table:table-cell table:style-name="ce1" office:value-type="float" office:value="87.61" calcext:value-type="float">
            <text:p>87.61</text:p>
          </table:table-cell>
          <table:table-cell table:style-name="ce1" office:value-type="float" office:value="447301" calcext:value-type="float">
            <text:p>447301</text:p>
          </table:table-cell>
          <table:table-cell table:style-name="ce1" office:value-type="string" calcext:value-type="string">
            <text:p>Начало</text:p>
          </table:table-cell>
          <table:table-cell table:style-name="ce1" table:formula="of:=IF([.B18]&gt;0;[.A18]-[.B18])" office:value-type="float" office:value="-0.138" calcext:value-type="float">
            <text:p>-0.138</text:p>
          </table:table-cell>
          <table:table-cell table:number-columns-repeated="1016"/>
        </table:table-row>
        <table:table-row table:style-name="ro1">
          <table:table-cell table:style-name="ce1" office:value-type="float" office:value="8.654" calcext:value-type="float">
            <text:p>8.65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Бойцовский клуб</text:p>
          </table:table-cell>
          <table:table-cell table:style-name="ce1" table:formula="of:=IF([.B19]&gt;0;[.A19]-[.B19])" office:value-type="float" office:value="-0.146000000000001" calcext:value-type="float">
            <text:p>-0.146000000000001</text:p>
          </table:table-cell>
          <table:table-cell table:number-columns-repeated="1016"/>
        </table:table-row>
        <table:table-row table:style-name="ro1">
          <table:table-cell table:style-name="ce1" office:value-type="float" office:value="8.654" calcext:value-type="float">
            <text:p>8.6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8" calcext:value-type="float">
            <text:p>3498</text:p>
          </table:table-cell>
          <table:table-cell table:style-name="ce1" office:value-type="string" calcext:value-type="string">
            <text:p>Властелин колец: Возвращение короля</text:p>
          </table:table-cell>
          <table:table-cell table:style-name="ce1" table:formula="of:=IF([.B20]&gt;0;[.A20]-[.B20])" office:value-type="float" office:value="-0.346" calcext:value-type="float">
            <text:p>-0.346</text:p>
          </table:table-cell>
          <table:table-cell table:number-columns-repeated="1016"/>
        </table:table-row>
        <table:table-row table:style-name="ro2">
          <table:table-cell table:style-name="ce1" office:value-type="float" office:value="8.644" calcext:value-type="float">
            <text:p>8.64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8" calcext:value-type="float">
            <text:p>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Назад в будущее</text:p>
          </table:table-cell>
          <table:table-cell table:style-name="ce1" table:formula="of:=IF([.B21]&gt;0;[.A21]-[.B21])" office:value-type="float" office:value="0.144" calcext:value-type="float">
            <text:p>0.144</text:p>
          </table:table-cell>
          <table:table-cell table:number-columns-repeated="1016"/>
        </table:table-row>
        <table:table-row table:style-name="ro2">
          <table:table-cell table:style-name="ce1" office:value-type="float" office:value="8.641" calcext:value-type="float">
            <text:p>8.64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Криминальное чтиво</text:p>
          </table:table-cell>
          <table:table-cell table:style-name="ce1" table:formula="of:=IF([.B22]&gt;0;[.A22]-[.B22])" office:value-type="float" office:value="-0.259" calcext:value-type="float">
            <text:p>-0.259</text:p>
          </table:table-cell>
          <table:table-cell table:number-columns-repeated="1016"/>
        </table:table-row>
        <table:table-row table:style-name="ro2">
          <table:table-cell table:style-name="ce1" office:value-type="float" office:value="8.633" calcext:value-type="float">
            <text:p>8.633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98" calcext:value-type="float">
            <text:p>32898</text:p>
          </table:table-cell>
          <table:table-cell table:style-name="ce1" office:value-type="string" calcext:value-type="string">
            <text:p>Достучаться до небес</text:p>
          </table:table-cell>
          <table:table-cell table:style-name="ce1" table:formula="of:=IF([.B23]&gt;0;[.A23]-[.B23])" office:value-type="float" office:value="0.832999999999999" calcext:value-type="float">
            <text:p>0.832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618" calcext:value-type="float">
            <text:p>8.61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0.6452" calcext:value-type="float">
            <text:p>80.6452</text:p>
          </table:table-cell>
          <table:table-cell table:style-name="ce1" office:value-type="float" office:value="97.55" calcext:value-type="float">
            <text:p>97.55</text:p>
          </table:table-cell>
          <table:table-cell table:style-name="ce1" office:value-type="float" office:value="258687" calcext:value-type="float">
            <text:p>258687</text:p>
          </table:table-cell>
          <table:table-cell table:style-name="ce1" office:value-type="string" calcext:value-type="string">
            <text:p>Интерстеллар</text:p>
          </table:table-cell>
          <table:table-cell table:style-name="ce1" table:formula="of:=IF([.B24]&gt;0;[.A24]-[.B24])" office:value-type="float" office:value="0.0180000000000007" calcext:value-type="float">
            <text:p>0.018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602" calcext:value-type="float">
            <text:p>8.60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Властелин колец: Братство Кольца</text:p>
          </table:table-cell>
          <table:table-cell table:style-name="ce1" table:formula="of:=IF([.B25]&gt;0;[.A25]-[.B25])" office:value-type="float" office:value="-0.198" calcext:value-type="float">
            <text:p>-0.198</text:p>
          </table:table-cell>
          <table:table-cell table:number-columns-repeated="1016"/>
        </table:table-row>
        <table:table-row table:style-name="ro2">
          <table:table-cell table:style-name="ce1" office:value-type="float" office:value="8.599" calcext:value-type="float">
            <text:p>8.59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Властелин колец: Две крепости</text:p>
          </table:table-cell>
          <table:table-cell table:style-name="ce1" table:formula="of:=IF([.B26]&gt;0;[.A26]-[.B26])" office:value-type="float" office:value="-0.201000000000001" calcext:value-type="float">
            <text:p>-0.201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582" calcext:value-type="float">
            <text:p>8.582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Гладиатор</text:p>
          </table:table-cell>
          <table:table-cell table:style-name="ce1" table:formula="of:=IF([.B27]&gt;0;[.A27]-[.B27])" office:value-type="float" office:value="0.0820000000000007" calcext:value-type="float">
            <text:p>0.082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541" calcext:value-type="float">
            <text:p>8.541</text:p>
          </table:table-cell>
          <table:table-cell table:style-name="ce1" office:value-type="float" office:value="8.4" calcext:value-type="float">
            <text:p>8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386" calcext:value-type="float">
            <text:p>44386</text:p>
          </table:table-cell>
          <table:table-cell table:style-name="ce1" office:value-type="string" calcext:value-type="string">
            <text:p>Джентльмены удачи</text:p>
          </table:table-cell>
          <table:table-cell table:style-name="ce1" table:formula="of:=IF([.B28]&gt;0;[.A28]-[.B28])" office:value-type="float" office:value="0.141" calcext:value-type="float">
            <text:p>0.141</text:p>
          </table:table-cell>
          <table:table-cell table:number-columns-repeated="1016"/>
        </table:table-row>
        <table:table-row table:style-name="ro2">
          <table:table-cell table:style-name="ce1" office:value-type="float" office:value="8.537" calcext:value-type="float">
            <text:p>8.53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6.3636" calcext:value-type="float">
            <text:p>86.3636</text:p>
          </table:table-cell>
          <table:table-cell table:style-name="ce1" office:value-type="float" office:value="97.92" calcext:value-type="float">
            <text:p>97.92</text:p>
          </table:table-cell>
          <table:table-cell table:style-name="ce1" office:value-type="float" office:value="1143242" calcext:value-type="float">
            <text:p>1143242</text:p>
          </table:table-cell>
          <table:table-cell table:style-name="ce1" office:value-type="string" calcext:value-type="string">
            <text:p>Джентльмены</text:p>
          </table:table-cell>
          <table:table-cell table:style-name="ce1" table:formula="of:=IF([.B29]&gt;0;[.A29]-[.B29])" office:value-type="float" office:value="0.737000000000001" calcext:value-type="float">
            <text:p>0.737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525" calcext:value-type="float">
            <text:p>8.525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Поймай меня, если сможешь</text:p>
          </table:table-cell>
          <table:table-cell table:style-name="ce1" table:formula="of:=IF([.B30]&gt;0;[.A30]-[.B30])" office:value-type="float" office:value="0.425000000000001" calcext:value-type="float">
            <text:p>0.425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519" calcext:value-type="float">
            <text:p>8.5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45.4545" calcext:value-type="float">
            <text:p>45.45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543" calcext:value-type="float">
            <text:p>111543</text:p>
          </table:table-cell>
          <table:table-cell table:style-name="ce1" office:value-type="string" calcext:value-type="string">
            <text:p>Темный рыцарь</text:p>
          </table:table-cell>
          <table:table-cell table:style-name="ce1" table:formula="of:=IF([.B31]&gt;0;[.A31]-[.B31])" office:value-type="float" office:value="-0.481" calcext:value-type="float">
            <text:p>-0.481</text:p>
          </table:table-cell>
          <table:table-cell table:number-columns-repeated="1016"/>
        </table:table-row>
        <table:table-row table:style-name="ro2">
          <table:table-cell table:style-name="ce1" office:value-type="float" office:value="8.519" calcext:value-type="float">
            <text:p>8.51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3.3333" calcext:value-type="float">
            <text:p>3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334" calcext:value-type="float">
            <text:p>195334</text:p>
          </table:table-cell>
          <table:table-cell table:style-name="ce1" office:value-type="string" calcext:value-type="string">
            <text:p>Престиж</text:p>
          </table:table-cell>
          <table:table-cell table:style-name="ce1" table:formula="of:=IF([.B32]&gt;0;[.A32]-[.B32])" office:value-type="float" office:value="0.0190000000000001" calcext:value-type="float">
            <text:p>0.019</text:p>
          </table:table-cell>
          <table:table-cell table:number-columns-repeated="1016"/>
        </table:table-row>
        <table:table-row table:style-name="ro2">
          <table:table-cell table:style-name="ce1" office:value-type="float" office:value="8.513" calcext:value-type="float">
            <text:p>8.513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225" calcext:value-type="float">
            <text:p>46225</text:p>
          </table:table-cell>
          <table:table-cell table:style-name="ce1" office:value-type="string" calcext:value-type="string">
            <text:p>Бриллиантовая рука</text:p>
          </table:table-cell>
          <table:table-cell table:style-name="ce1" table:formula="of:=IF([.B33]&gt;0;[.A33]-[.B33])" office:value-type="float" office:value="0.212999999999999" calcext:value-type="float">
            <text:p>0.212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51" calcext:value-type="float">
            <text:p>8.5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85.7143" calcext:value-type="float">
            <text:p>85.7143</text:p>
          </table:table-cell>
          <table:table-cell table:style-name="ce1" office:value-type="float" office:value="78.65" calcext:value-type="float">
            <text:p>78.65</text:p>
          </table:table-cell>
          <table:table-cell table:style-name="ce1" office:value-type="float" office:value="397667" calcext:value-type="float">
            <text:p>397667</text:p>
          </table:table-cell>
          <table:table-cell table:style-name="ce1" office:value-type="string" calcext:value-type="string">
            <text:p>Остров проклятых</text:p>
          </table:table-cell>
          <table:table-cell table:style-name="ce1" table:formula="of:=IF([.B34]&gt;0;[.A34]-[.B34])" office:value-type="float" office:value="0.31" calcext:value-type="float">
            <text:p>0.31</text:p>
          </table:table-cell>
          <table:table-cell table:number-columns-repeated="1016"/>
        </table:table-row>
        <table:table-row table:style-name="ro2">
          <table:table-cell table:style-name="ce1" office:value-type="float" office:value="8.497" calcext:value-type="float">
            <text:p>8.497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Матрица</text:p>
          </table:table-cell>
          <table:table-cell table:style-name="ce1" table:formula="of:=IF([.B35]&gt;0;[.A35]-[.B35])" office:value-type="float" office:value="-0.202999999999999" calcext:value-type="float">
            <text:p>-0.202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479" calcext:value-type="float">
            <text:p>8.47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93.68" calcext:value-type="float">
            <text:p>93.68</text:p>
          </table:table-cell>
          <table:table-cell table:style-name="ce1" office:value-type="float" office:value="1100777" calcext:value-type="float">
            <text:p>1100777</text:p>
          </table:table-cell>
          <table:table-cell table:style-name="ce1" office:value-type="string" calcext:value-type="string">
            <text:p>Триггер</text:p>
          </table:table-cell>
          <table:table-cell table:style-name="ce1" table:formula="of:=IF([.B36]&gt;0;[.A36]-[.B36])" office:value-type="float" office:value="1.079" calcext:value-type="float">
            <text:p>1.079</text:p>
          </table:table-cell>
          <table:table-cell table:number-columns-repeated="1016"/>
        </table:table-row>
        <table:table-row table:style-name="ro2">
          <table:table-cell table:style-name="ce1" office:value-type="float" office:value="8.477" calcext:value-type="float">
            <text:p>8.477</text:p>
          </table:table-cell>
          <table:table-cell table:number-columns-repeated="2" table:style-name="ce1" office:value-type="float" office:value="8.6" calcext:value-type="float">
            <text:p>8.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Унесённые призраками</text:p>
          </table:table-cell>
          <table:table-cell table:style-name="ce1" table:formula="of:=IF([.B37]&gt;0;[.A37]-[.B37])" office:value-type="float" office:value="-0.122999999999999" calcext:value-type="float">
            <text:p>-0.122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462" calcext:value-type="float">
            <text:p>8.462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745" calcext:value-type="float">
            <text:p>44745</text:p>
          </table:table-cell>
          <table:table-cell table:style-name="ce1" office:value-type="string" calcext:value-type="string">
            <text:p>Кавказская пленница, или Новые приключения Шурика</text:p>
          </table:table-cell>
          <table:table-cell table:style-name="ce1" table:formula="of:=IF([.B38]&gt;0;[.A38]-[.B38])" office:value-type="float" office:value="0.161999999999999" calcext:value-type="float">
            <text:p>0.161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418" calcext:value-type="float">
            <text:p>8.41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708" calcext:value-type="float">
            <text:p>46708</text:p>
          </table:table-cell>
          <table:table-cell table:style-name="ce1" office:value-type="string" calcext:value-type="string">
            <text:p>Москва слезам не верит</text:p>
          </table:table-cell>
          <table:table-cell table:style-name="ce1" table:formula="of:=IF([.B39]&gt;0;[.A39]-[.B39])" office:value-type="float" office:value="0.318" calcext:value-type="float">
            <text:p>0.318</text:p>
          </table:table-cell>
          <table:table-cell table:number-columns-repeated="1016"/>
        </table:table-row>
        <table:table-row table:style-name="ro2">
          <table:table-cell table:style-name="ce1" office:value-type="float" office:value="8.397" calcext:value-type="float">
            <text:p>8.39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99.09" calcext:value-type="float">
            <text:p>99.09</text:p>
          </table:table-cell>
          <table:table-cell table:style-name="ce1" office:value-type="float" office:value="1108577" calcext:value-type="float">
            <text:p>1108577</text:p>
          </table:table-cell>
          <table:table-cell table:style-name="ce1" office:value-type="string" calcext:value-type="string">
            <text:p>Зеленая книга</text:p>
          </table:table-cell>
          <table:table-cell table:style-name="ce1" table:formula="of:=IF([.B40]&gt;0;[.A40]-[.B40])" office:value-type="float" office:value="0.197000000000001" calcext:value-type="float">
            <text:p>0.197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382" calcext:value-type="float">
            <text:p>8.38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3" calcext:value-type="float">
            <text:p>2213</text:p>
          </table:table-cell>
          <table:table-cell table:style-name="ce1" office:value-type="string" calcext:value-type="string">
            <text:p>Титаник</text:p>
          </table:table-cell>
          <table:table-cell table:style-name="ce1" table:formula="of:=IF([.B41]&gt;0;[.A41]-[.B41])" office:value-type="float" office:value="0.481999999999999" calcext:value-type="float">
            <text:p>0.481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376" calcext:value-type="float">
            <text:p>8.3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7.2727" calcext:value-type="float">
            <text:p>77.2727</text:p>
          </table:table-cell>
          <table:table-cell table:style-name="ce1" office:value-type="float" office:value="96.86" calcext:value-type="float">
            <text:p>96.86</text:p>
          </table:table-cell>
          <table:table-cell table:style-name="ce1" office:value-type="float" office:value="775273" calcext:value-type="float">
            <text:p>775273</text:p>
          </table:table-cell>
          <table:table-cell table:style-name="ce1" office:value-type="string" calcext:value-type="string">
            <text:p>Душа</text:p>
          </table:table-cell>
          <table:table-cell table:style-name="ce1" table:formula="of:=IF([.B42]&gt;0;[.A42]-[.B42])" office:value-type="float" office:value="0.375999999999999" calcext:value-type="float">
            <text:p>0.375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373" calcext:value-type="float">
            <text:p>8.373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74" calcext:value-type="float">
            <text:p>4374</text:p>
          </table:table-cell>
          <table:table-cell table:style-name="ce1" office:value-type="string" calcext:value-type="string">
            <text:p>Пираты Карибского моря: Проклятие Черной жемчужины</text:p>
          </table:table-cell>
          <table:table-cell table:style-name="ce1" table:formula="of:=IF([.B43]&gt;0;[.A43]-[.B43])" office:value-type="float" office:value="0.273" calcext:value-type="float">
            <text:p>0.273</text:p>
          </table:table-cell>
          <table:table-cell table:number-columns-repeated="1016"/>
        </table:table-row>
        <table:table-row table:style-name="ro2">
          <table:table-cell table:style-name="ce1" office:value-type="float" office:value="8.359" calcext:value-type="float">
            <text:p>8.35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3.3333" calcext:value-type="float">
            <text:p>93.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102" calcext:value-type="float">
            <text:p>279102</text:p>
          </table:table-cell>
          <table:table-cell table:style-name="ce1" office:value-type="string" calcext:value-type="string">
            <text:p>ВАЛЛ·И</text:p>
          </table:table-cell>
          <table:table-cell table:style-name="ce1" table:formula="of:=IF([.B44]&gt;0;[.A44]-[.B44])" office:value-type="float" office:value="-0.0410000000000004" calcext:value-type="float">
            <text:p>-0.041</text:p>
          </table:table-cell>
          <table:table-cell table:number-columns-repeated="1016"/>
        </table:table-row>
        <table:table-row table:style-name="ro2">
          <table:table-cell table:style-name="ce1" office:value-type="float" office:value="8.317" calcext:value-type="float">
            <text:p>8.3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.49" calcext:value-type="float">
            <text:p>95.49</text:p>
          </table:table-cell>
          <table:table-cell table:style-name="ce1" office:value-type="float" office:value="775276" calcext:value-type="float">
            <text:p>775276</text:p>
          </table:table-cell>
          <table:table-cell table:style-name="ce1" office:value-type="string" calcext:value-type="string">
            <text:p>Зверополис</text:p>
          </table:table-cell>
          <table:table-cell table:style-name="ce1" table:formula="of:=IF([.B45]&gt;0;[.A45]-[.B45])" office:value-type="float" office:value="0.317" calcext:value-type="float">
            <text:p>0.317</text:p>
          </table:table-cell>
          <table:table-cell table:number-columns-repeated="1016"/>
        </table:table-row>
        <table:table-row table:style-name="ro2">
          <table:table-cell table:style-name="ce1" office:value-type="float" office:value="8.289" calcext:value-type="float">
            <text:p>8.289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519" calcext:value-type="float">
            <text:p>41519</text:p>
          </table:table-cell>
          <table:table-cell table:style-name="ce1" office:value-type="string" calcext:value-type="string">
            <text:p>Брат</text:p>
          </table:table-cell>
          <table:table-cell table:style-name="ce1" table:formula="of:=IF([.B46]&gt;0;[.A46]-[.B46])" office:value-type="float" office:value="0.489" calcext:value-type="float">
            <text:p>0.489</text:p>
          </table:table-cell>
          <table:table-cell table:number-columns-repeated="1016"/>
        </table:table-row>
        <table:table-row table:style-name="ro2">
          <table:table-cell table:style-name="ce1" office:value-type="float" office:value="8.286" calcext:value-type="float">
            <text:p>8.28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5146" calcext:value-type="float">
            <text:p>45146</text:p>
          </table:table-cell>
          <table:table-cell table:style-name="ce1" office:value-type="string" calcext:value-type="string">
            <text:p>Любовь и голуби</text:p>
          </table:table-cell>
          <table:table-cell table:style-name="ce1" table:formula="of:=IF([.B47]&gt;0;[.A47]-[.B47])" office:value-type="float" office:value="0.286" calcext:value-type="float">
            <text:p>0.286</text:p>
          </table:table-cell>
          <table:table-cell table:number-columns-repeated="1016"/>
        </table:table-row>
        <table:table-row table:style-name="ro2">
          <table:table-cell table:style-name="ce1" office:value-type="float" office:value="8.275" calcext:value-type="float">
            <text:p>8.275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24" calcext:value-type="float">
            <text:p>8124</text:p>
          </table:table-cell>
          <table:table-cell table:style-name="ce1" office:value-type="string" calcext:value-type="string">
            <text:p>Один дома</text:p>
          </table:table-cell>
          <table:table-cell table:style-name="ce1" table:formula="of:=IF([.B48]&gt;0;[.A48]-[.B48])" office:value-type="float" office:value="0.575" calcext:value-type="float">
            <text:p>0.575</text:p>
          </table:table-cell>
          <table:table-cell table:number-columns-repeated="1016"/>
        </table:table-row>
        <table:table-row table:style-name="ro2">
          <table:table-cell table:style-name="ce1" office:value-type="float" office:value="8.261" calcext:value-type="float">
            <text:p>8.261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string" calcext:value-type="string">
            <text:p>Гарри Поттер и философский камень</text:p>
          </table:table-cell>
          <table:table-cell table:style-name="ce1" table:formula="of:=IF([.B49]&gt;0;[.A49]-[.B49])" office:value-type="float" office:value="0.661" calcext:value-type="float">
            <text:p>0.661</text:p>
          </table:table-cell>
          <table:table-cell table:number-columns-repeated="1016"/>
        </table:table-row>
        <table:table-row table:style-name="ro2">
          <table:table-cell table:style-name="ce1" office:value-type="float" office:value="8.244" calcext:value-type="float">
            <text:p>8.24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1.8182" calcext:value-type="float">
            <text:p>81.8182</text:p>
          </table:table-cell>
          <table:table-cell table:style-name="ce1" office:value-type="float" office:value="96.61" calcext:value-type="float">
            <text:p>96.61</text:p>
          </table:table-cell>
          <table:table-cell table:style-name="ce1" office:value-type="float" office:value="835086" calcext:value-type="float">
            <text:p>835086</text:p>
          </table:table-cell>
          <table:table-cell table:style-name="ce1" office:value-type="string" calcext:value-type="string">
            <text:p>Ford против Ferrari</text:p>
          </table:table-cell>
          <table:table-cell table:style-name="ce1" table:formula="of:=IF([.B50]&gt;0;[.A50]-[.B50])" office:value-type="float" office:value="0.144" calcext:value-type="float">
            <text:p>0.144</text:p>
          </table:table-cell>
          <table:table-cell table:number-columns-repeated="1016"/>
        </table:table-row>
        <table:table-row table:style-name="ro2">
          <table:table-cell table:style-name="ce1" office:value-type="float" office:value="8.231" calcext:value-type="float">
            <text:p>8.231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25" calcext:value-type="float">
            <text:p>81.25</text:p>
          </table:table-cell>
          <table:table-cell table:style-name="ce1" office:value-type="float" office:value="820638" calcext:value-type="float">
            <text:p>820638</text:p>
          </table:table-cell>
          <table:table-cell table:style-name="ce1" office:value-type="string" calcext:value-type="string">
            <text:p>Мажор</text:p>
          </table:table-cell>
          <table:table-cell table:style-name="ce1" table:formula="of:=IF([.B51]&gt;0;[.A51]-[.B51])" office:value-type="float" office:value="0.631" calcext:value-type="float">
            <text:p>0.631</text:p>
          </table:table-cell>
          <table:table-cell table:number-columns-repeated="1016"/>
        </table:table-row>
        <table:table-row table:style-name="ro2">
          <table:table-cell table:style-name="ce1" office:value-type="float" office:value="8.231" calcext:value-type="float">
            <text:p>8.231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.2353" calcext:value-type="float">
            <text:p>88.2353</text:p>
          </table:table-cell>
          <table:table-cell table:style-name="ce1" office:value-type="float" office:value="92.92" calcext:value-type="float">
            <text:p>92.92</text:p>
          </table:table-cell>
          <table:table-cell table:style-name="ce1" office:value-type="float" office:value="586397" calcext:value-type="float">
            <text:p>586397</text:p>
          </table:table-cell>
          <table:table-cell table:style-name="ce1" office:value-type="string" calcext:value-type="string">
            <text:p>Джанго освобожденный</text:p>
          </table:table-cell>
          <table:table-cell table:style-name="ce1" table:formula="of:=IF([.B52]&gt;0;[.A52]-[.B52])" office:value-type="float" office:value="-0.169" calcext:value-type="float">
            <text:p>-0.169</text:p>
          </table:table-cell>
          <table:table-cell table:number-columns-repeated="1016"/>
        </table:table-row>
        <table:table-row table:style-name="ro2">
          <table:table-cell table:style-name="ce1" office:value-type="float" office:value="8.219" calcext:value-type="float">
            <text:p>8.219</text:p>
          </table:table-cell>
          <table:table-cell table:number-columns-repeated="2" table:style-name="ce1" office:value-type="float" office:value="7.9" calcext:value-type="float">
            <text:p>7.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Гарри Поттер и узник Азкабана</text:p>
          </table:table-cell>
          <table:table-cell table:style-name="ce1" table:formula="of:=IF([.B53]&gt;0;[.A53]-[.B53])" office:value-type="float" office:value="0.318999999999999" calcext:value-type="float">
            <text:p>0.318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219" calcext:value-type="float">
            <text:p>8.21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office:value-type="float" office:value="280172" calcext:value-type="float">
            <text:p>280172</text:p>
          </table:table-cell>
          <table:table-cell table:style-name="ce1" office:value-type="string" calcext:value-type="string">
            <text:p>Как приручить дракона</text:p>
          </table:table-cell>
          <table:table-cell table:style-name="ce1" table:formula="of:=IF([.B54]&gt;0;[.A54]-[.B54])" office:value-type="float" office:value="0.119" calcext:value-type="float">
            <text:p>0.119</text:p>
          </table:table-cell>
          <table:table-cell table:number-columns-repeated="1016"/>
        </table:table-row>
        <table:table-row table:style-name="ro2">
          <table:table-cell table:style-name="ce1" office:value-type="float" office:value="8.174" calcext:value-type="float">
            <text:p>8.174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520" calcext:value-type="float">
            <text:p>41520</text:p>
          </table:table-cell>
          <table:table-cell table:style-name="ce1" office:value-type="string" calcext:value-type="string">
            <text:p>Брат 2</text:p>
          </table:table-cell>
          <table:table-cell table:style-name="ce1" table:formula="of:=IF([.B55]&gt;0;[.A55]-[.B55])" office:value-type="float" office:value="0.473999999999999" calcext:value-type="float">
            <text:p>0.473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149" calcext:value-type="float">
            <text:p>8.14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82.85" calcext:value-type="float">
            <text:p>82.85</text:p>
          </table:table-cell>
          <table:table-cell table:style-name="ce1" office:value-type="float" office:value="407636" calcext:value-type="float">
            <text:p>407636</text:p>
          </table:table-cell>
          <table:table-cell table:style-name="ce1" office:value-type="string" calcext:value-type="string">
            <text:p>Гарри Поттер и Дары Смерти: Часть II</text:p>
          </table:table-cell>
          <table:table-cell table:style-name="ce1" table:formula="of:=IF([.B56]&gt;0;[.A56]-[.B56])" office:value-type="float" office:value="0.0489999999999995" calcext:value-type="float">
            <text:p>0.049</text:p>
          </table:table-cell>
          <table:table-cell table:number-columns-repeated="1016"/>
        </table:table-row>
        <table:table-row table:style-name="ro2">
          <table:table-cell table:style-name="ce1" office:value-type="float" office:value="8.136" calcext:value-type="float">
            <text:p>8.136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991" calcext:value-type="float">
            <text:p>63991</text:p>
          </table:table-cell>
          <table:table-cell table:style-name="ce1" office:value-type="string" calcext:value-type="string">
            <text:p>Пираты Карибского моря: Сундук мертвеца</text:p>
          </table:table-cell>
          <table:table-cell table:style-name="ce1" table:formula="of:=IF([.B57]&gt;0;[.A57]-[.B57])" office:value-type="float" office:value="0.835999999999999" calcext:value-type="float">
            <text:p>0.835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121" calcext:value-type="float">
            <text:p>8.121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Гарри Поттер и Тайная комната</text:p>
          </table:table-cell>
          <table:table-cell table:style-name="ce1" table:formula="of:=IF([.B58]&gt;0;[.A58]-[.B58])" office:value-type="float" office:value="0.721" calcext:value-type="float">
            <text:p>0.721</text:p>
          </table:table-cell>
          <table:table-cell table:number-columns-repeated="1016"/>
        </table:table-row>
        <table:table-row table:style-name="ro2">
          <table:table-cell table:style-name="ce1" office:value-type="float" office:value="8.107" calcext:value-type="float">
            <text:p>8.10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Шрэк</text:p>
          </table:table-cell>
          <table:table-cell table:style-name="ce1" table:formula="of:=IF([.B59]&gt;0;[.A59]-[.B59])" office:value-type="float" office:value="0.206999999999999" calcext:value-type="float">
            <text:p>0.206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105" calcext:value-type="float">
            <text:p>8.10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6.6667" calcext:value-type="float">
            <text:p>66.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6" calcext:value-type="float">
            <text:p>2656</text:p>
          </table:table-cell>
          <table:table-cell table:style-name="ce1" office:value-type="string" calcext:value-type="string">
            <text:p>Пятый элемент</text:p>
          </table:table-cell>
          <table:table-cell table:style-name="ce1" table:formula="of:=IF([.B60]&gt;0;[.A60]-[.B60])" office:value-type="float" office:value="0.505000000000001" calcext:value-type="float">
            <text:p>0.505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097" calcext:value-type="float">
            <text:p>8.097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.99" calcext:value-type="float">
            <text:p>93.99</text:p>
          </table:table-cell>
          <table:table-cell table:style-name="ce1" office:value-type="float" office:value="278522" calcext:value-type="float">
            <text:p>278522</text:p>
          </table:table-cell>
          <table:table-cell table:style-name="ce1" office:value-type="string" calcext:value-type="string">
            <text:p>Хоббит: Нежданное путешествие</text:p>
          </table:table-cell>
          <table:table-cell table:style-name="ce1" table:formula="of:=IF([.B61]&gt;0;[.A61]-[.B61])" office:value-type="float" office:value="0.297" calcext:value-type="float">
            <text:p>0.297</text:p>
          </table:table-cell>
          <table:table-cell table:number-columns-repeated="1016"/>
        </table:table-row>
        <table:table-row table:style-name="ro2">
          <table:table-cell table:style-name="ce1" office:value-type="float" office:value="8.079" calcext:value-type="float">
            <text:p>8.07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8.96" calcext:value-type="float">
            <text:p>98.96</text:p>
          </table:table-cell>
          <table:table-cell table:style-name="ce1" office:value-type="float" office:value="1188529" calcext:value-type="float">
            <text:p>1188529</text:p>
          </table:table-cell>
          <table:table-cell table:style-name="ce1" office:value-type="string" calcext:value-type="string">
            <text:p>Достать ножи</text:p>
          </table:table-cell>
          <table:table-cell table:style-name="ce1" table:formula="of:=IF([.B62]&gt;0;[.A62]-[.B62])" office:value-type="float" office:value="0.179" calcext:value-type="float">
            <text:p>0.179</text:p>
          </table:table-cell>
          <table:table-cell table:number-columns-repeated="1016"/>
        </table:table-row>
        <table:table-row table:style-name="ro2">
          <table:table-cell table:style-name="ce1" office:value-type="float" office:value="8.073" calcext:value-type="float">
            <text:p>8.073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94.95" calcext:value-type="float">
            <text:p>94.95</text:p>
          </table:table-cell>
          <table:table-cell table:style-name="ce1" office:value-type="float" office:value="645118" calcext:value-type="float">
            <text:p>645118</text:p>
          </table:table-cell>
          <table:table-cell table:style-name="ce1" office:value-type="string" calcext:value-type="string">
            <text:p>Головоломка</text:p>
          </table:table-cell>
          <table:table-cell table:style-name="ce1" table:formula="of:=IF([.B63]&gt;0;[.A63]-[.B63])" office:value-type="float" office:value="-0.126999999999999" calcext:value-type="float">
            <text:p>-0.126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8.063" calcext:value-type="float">
            <text:p>8.06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3.06" calcext:value-type="float">
            <text:p>83.06</text:p>
          </table:table-cell>
          <table:table-cell table:style-name="ce1" office:value-type="float" office:value="420923" calcext:value-type="float">
            <text:p>420923</text:p>
          </table:table-cell>
          <table:table-cell table:style-name="ce1" office:value-type="string" calcext:value-type="string">
            <text:p>Шерлок Холмс</text:p>
          </table:table-cell>
          <table:table-cell table:style-name="ce1" table:formula="of:=IF([.B64]&gt;0;[.A64]-[.B64])" office:value-type="float" office:value="0.463000000000001" calcext:value-type="float">
            <text:p>0.463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059" calcext:value-type="float">
            <text:p>8.05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124" calcext:value-type="float">
            <text:p>102124</text:p>
          </table:table-cell>
          <table:table-cell table:style-name="ce1" office:value-type="string" calcext:value-type="string">
            <text:p>Пираты Карибского моря: На краю света</text:p>
          </table:table-cell>
          <table:table-cell table:style-name="ce1" table:formula="of:=IF([.B65]&gt;0;[.A65]-[.B65])" office:value-type="float" office:value="0.959" calcext:value-type="float">
            <text:p>0.959</text:p>
          </table:table-cell>
          <table:table-cell table:number-columns-repeated="1016"/>
        </table:table-row>
        <table:table-row table:style-name="ro2">
          <table:table-cell table:style-name="ce1" office:value-type="float" office:value="8.058" calcext:value-type="float">
            <text:p>8.05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6.3636" calcext:value-type="float">
            <text:p>86.3636</text:p>
          </table:table-cell>
          <table:table-cell table:style-name="ce1" office:value-type="float" office:value="92.37" calcext:value-type="float">
            <text:p>92.37</text:p>
          </table:table-cell>
          <table:table-cell table:style-name="ce1" office:value-type="float" office:value="843649" calcext:value-type="float">
            <text:p>843649</text:p>
          </table:table-cell>
          <table:table-cell table:style-name="ce1" office:value-type="string" calcext:value-type="string">
            <text:p>Мстители: Война бесконечности</text:p>
          </table:table-cell>
          <table:table-cell table:style-name="ce1" table:formula="of:=IF([.B66]&gt;0;[.A66]-[.B66])" office:value-type="float" office:value="-0.342000000000001" calcext:value-type="float">
            <text:p>-0.342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8.042" calcext:value-type="float">
            <text:p>8.04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514" calcext:value-type="float">
            <text:p>89514</text:p>
          </table:table-cell>
          <table:table-cell table:style-name="ce1" office:value-type="string" calcext:value-type="string">
            <text:p>Рататуй</text:p>
          </table:table-cell>
          <table:table-cell table:style-name="ce1" table:formula="of:=IF([.B67]&gt;0;[.A67]-[.B67])" office:value-type="float" office:value="-0.0579999999999998" calcext:value-type="float">
            <text:p>-0.058</text:p>
          </table:table-cell>
          <table:table-cell table:number-columns-repeated="1016"/>
        </table:table-row>
        <table:table-row table:style-name="ro2">
          <table:table-cell table:style-name="ce1" office:value-type="float" office:value="8.029" calcext:value-type="float">
            <text:p>8.02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8" calcext:value-type="float">
            <text:p>5928</text:p>
          </table:table-cell>
          <table:table-cell table:style-name="ce1" office:value-type="string" calcext:value-type="string">
            <text:p>Один дома 2: Затерянный в Нью-Йорке</text:p>
          </table:table-cell>
          <table:table-cell table:style-name="ce1" table:formula="of:=IF([.B68]&gt;0;[.A68]-[.B68])" office:value-type="float" office:value="1.229" calcext:value-type="float">
            <text:p>1.229</text:p>
          </table:table-cell>
          <table:table-cell table:number-columns-repeated="101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.23" calcext:value-type="float">
            <text:p>71.23</text:p>
          </table:table-cell>
          <table:table-cell table:style-name="ce1" office:value-type="float" office:value="406408" calcext:value-type="float">
            <text:p>406408</text:p>
          </table:table-cell>
          <table:table-cell table:style-name="ce1" office:value-type="string" calcext:value-type="string">
            <text:p>Законопослушный гражданин</text:p>
          </table:table-cell>
          <table:table-cell table:style-name="ce1" table:formula="of:=IF([.B69]&gt;0;[.A69]-[.B69])" office:value-type="float" office:value="0.6" calcext:value-type="float">
            <text:p>0.6</text:p>
          </table:table-cell>
          <table:table-cell table:number-columns-repeated="1016"/>
        </table:table-row>
        <table:table-row table:style-name="ro2">
          <table:table-cell table:style-name="ce1" office:value-type="float" office:value="7.989" calcext:value-type="float">
            <text:p>7.98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.59" calcext:value-type="float">
            <text:p>85.59</text:p>
          </table:table-cell>
          <table:table-cell table:style-name="ce1" office:value-type="float" office:value="462606" calcext:value-type="float">
            <text:p>462606</text:p>
          </table:table-cell>
          <table:table-cell table:style-name="ce1" office:value-type="string" calcext:value-type="string">
            <text:p>Области тьмы</text:p>
          </table:table-cell>
          <table:table-cell table:style-name="ce1" table:formula="of:=IF([.B70]&gt;0;[.A70]-[.B70])" office:value-type="float" office:value="0.589" calcext:value-type="float">
            <text:p>0.589</text:p>
          </table:table-cell>
          <table:table-cell table:number-columns-repeated="1016"/>
        </table:table-row>
        <table:table-row table:style-name="ro2">
          <table:table-cell table:style-name="ce1" office:value-type="float" office:value="7.979" calcext:value-type="float">
            <text:p>7.97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.74" calcext:value-type="float">
            <text:p>83.74</text:p>
          </table:table-cell>
          <table:table-cell table:style-name="ce1" office:value-type="float" office:value="9691" calcext:value-type="float">
            <text:p>9691</text:p>
          </table:table-cell>
          <table:table-cell table:style-name="ce1" office:value-type="string" calcext:value-type="string">
            <text:p>Бесславные ублюдки</text:p>
          </table:table-cell>
          <table:table-cell table:style-name="ce1" table:formula="of:=IF([.B71]&gt;0;[.A71]-[.B71])" office:value-type="float" office:value="-0.321000000000001" calcext:value-type="float">
            <text:p>-0.321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7.978" calcext:value-type="float">
            <text:p>7.97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9.6552" calcext:value-type="float">
            <text:p>89.6552</text:p>
          </table:table-cell>
          <table:table-cell table:style-name="ce1" office:value-type="float" office:value="96.44" calcext:value-type="float">
            <text:p>96.44</text:p>
          </table:table-cell>
          <table:table-cell table:style-name="ce1" office:value-type="float" office:value="1048334" calcext:value-type="float">
            <text:p>1048334</text:p>
          </table:table-cell>
          <table:table-cell table:style-name="ce1" office:value-type="string" calcext:value-type="string">
            <text:p>Джокер</text:p>
          </table:table-cell>
          <table:table-cell table:style-name="ce1" table:formula="of:=IF([.B72]&gt;0;[.A72]-[.B72])" office:value-type="float" office:value="-0.422000000000001" calcext:value-type="float">
            <text:p>-0.422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7.968" calcext:value-type="float">
            <text:p>7.96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.93" calcext:value-type="float">
            <text:p>85.93</text:p>
          </table:table-cell>
          <table:table-cell table:style-name="ce1" office:value-type="float" office:value="251733" calcext:value-type="float">
            <text:p>251733</text:p>
          </table:table-cell>
          <table:table-cell table:style-name="ce1" office:value-type="string" calcext:value-type="string">
            <text:p>Аватар</text:p>
          </table:table-cell>
          <table:table-cell table:style-name="ce1" table:formula="of:=IF([.B73]&gt;0;[.A73]-[.B73])" office:value-type="float" office:value="0.0679999999999996" calcext:value-type="float">
            <text:p>0.068</text:p>
          </table:table-cell>
          <table:table-cell table:number-columns-repeated="1016"/>
        </table:table-row>
        <table:table-row table:style-name="ro2">
          <table:table-cell table:style-name="ce1" office:value-type="float" office:value="7.962" calcext:value-type="float">
            <text:p>7.96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7.0968" calcext:value-type="float">
            <text:p>87.0968</text:p>
          </table:table-cell>
          <table:table-cell table:style-name="ce1" office:value-type="float" office:value="98.7" calcext:value-type="float">
            <text:p>98.7</text:p>
          </table:table-cell>
          <table:table-cell table:style-name="ce1" office:value-type="float" office:value="819101" calcext:value-type="float">
            <text:p>819101</text:p>
          </table:table-cell>
          <table:table-cell table:style-name="ce1" office:value-type="string" calcext:value-type="string">
            <text:p>Омерзительная восьмерка</text:p>
          </table:table-cell>
          <table:table-cell table:style-name="ce1" table:formula="of:=IF([.B74]&gt;0;[.A74]-[.B74])" office:value-type="float" office:value="0.162" calcext:value-type="float">
            <text:p>0.162</text:p>
          </table:table-cell>
          <table:table-cell table:number-columns-repeated="1016"/>
        </table:table-row>
        <table:table-row table:style-name="ro2">
          <table:table-cell table:style-name="ce1" office:value-type="float" office:value="7.961" calcext:value-type="float">
            <text:p>7.96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7.4194" calcext:value-type="float">
            <text:p>77.4194</text:p>
          </table:table-cell>
          <table:table-cell table:style-name="ce1" office:value-type="float" office:value="96.62" calcext:value-type="float">
            <text:p>96.62</text:p>
          </table:table-cell>
          <table:table-cell table:style-name="ce1" office:value-type="float" office:value="462682" calcext:value-type="float">
            <text:p>462682</text:p>
          </table:table-cell>
          <table:table-cell table:style-name="ce1" office:value-type="string" calcext:value-type="string">
            <text:p>Волк с Уолл-стрит</text:p>
          </table:table-cell>
          <table:table-cell table:style-name="ce1" table:formula="of:=IF([.B75]&gt;0;[.A75]-[.B75])" office:value-type="float" office:value="-0.238999999999999" calcext:value-type="float">
            <text:p>-0.238999999999999</text:p>
          </table:table-cell>
          <table:table-cell table:number-columns-repeated="1016"/>
        </table:table-row>
        <table:table-row table:style-name="ro2">
          <table:table-cell table:style-name="ce1" office:value-type="float" office:value="7.959" calcext:value-type="float">
            <text:p>7.95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6.2963" calcext:value-type="float">
            <text:p>96.2963</text:p>
          </table:table-cell>
          <table:table-cell table:style-name="ce1" office:value-type="float" office:value="96.18" calcext:value-type="float">
            <text:p>96.18</text:p>
          </table:table-cell>
          <table:table-cell table:style-name="ce1" office:value-type="float" office:value="692861" calcext:value-type="float">
            <text:p>692861</text:p>
          </table:table-cell>
          <table:table-cell table:style-name="ce1" office:value-type="string" calcext:value-type="string">
            <text:p>Исчезнувшая</text:p>
          </table:table-cell>
          <table:table-cell table:style-name="ce1" table:formula="of:=IF([.B76]&gt;0;[.A76]-[.B76])" office:value-type="float" office:value="-0.141" calcext:value-type="float">
            <text:p>-0.141</text:p>
          </table:table-cell>
          <table:table-cell table:number-columns-repeated="1016"/>
        </table:table-row>
        <table:table-row table:style-name="ro2">
          <table:table-cell table:style-name="ce1" office:value-type="float" office:value="7.958" calcext:value-type="float">
            <text:p>7.95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237" calcext:value-type="float">
            <text:p>61237</text:p>
          </table:table-cell>
          <table:table-cell table:style-name="ce1" office:value-type="string" calcext:value-type="string">
            <text:p>Железный человек</text:p>
          </table:table-cell>
          <table:table-cell table:style-name="ce1" table:formula="of:=IF([.B77]&gt;0;[.A77]-[.B77])" office:value-type="float" office:value="0.0579999999999998" calcext:value-type="float">
            <text:p>0.058</text:p>
          </table:table-cell>
          <table:table-cell table:number-columns-repeated="1016"/>
        </table:table-row>
        <table:table-row table:style-name="ro2">
          <table:table-cell table:style-name="ce1" office:value-type="float" office:value="7.893" calcext:value-type="float">
            <text:p>7.8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93.78" calcext:value-type="float">
            <text:p>93.78</text:p>
          </table:table-cell>
          <table:table-cell table:style-name="ce1" office:value-type="float" office:value="263531" calcext:value-type="float">
            <text:p>263531</text:p>
          </table:table-cell>
          <table:table-cell table:style-name="ce1" office:value-type="string" calcext:value-type="string">
            <text:p>Мстители</text:p>
          </table:table-cell>
          <table:table-cell table:style-name="ce1" table:formula="of:=IF([.B78]&gt;0;[.A78]-[.B78])" office:value-type="float" office:value="-0.107" calcext:value-type="float">
            <text:p>-0.107</text:p>
          </table:table-cell>
          <table:table-cell table:number-columns-repeated="1016"/>
        </table:table-row>
        <table:table-row table:style-name="ro2">
          <table:table-cell table:style-name="ce1" office:value-type="float" office:value="7.843" calcext:value-type="float">
            <text:p>7.843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0.5882" calcext:value-type="float">
            <text:p>70.5882</text:p>
          </table:table-cell>
          <table:table-cell table:style-name="ce1" office:value-type="float" office:value="92.33" calcext:value-type="float">
            <text:p>92.33</text:p>
          </table:table-cell>
          <table:table-cell table:style-name="ce1" office:value-type="float" office:value="843650" calcext:value-type="float">
            <text:p>843650</text:p>
          </table:table-cell>
          <table:table-cell table:style-name="ce1" office:value-type="string" calcext:value-type="string">
            <text:p>Мстители: Финал</text:p>
          </table:table-cell>
          <table:table-cell table:style-name="ce1" table:formula="of:=IF([.B79]&gt;0;[.A79]-[.B79])" office:value-type="float" office:value="-0.557" calcext:value-type="float">
            <text:p>-0.557</text:p>
          </table:table-cell>
          <table:table-cell table:number-columns-repeated="1016"/>
        </table:table-row>
        <table:table-row table:style-name="ro2">
          <table:table-cell table:style-name="ce1" office:value-type="float" office:value="7.84" calcext:value-type="float">
            <text:p>7.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83.3333" calcext:value-type="float">
            <text:p>83.3333</text:p>
          </table:table-cell>
          <table:table-cell table:style-name="ce1" office:value-type="float" office:value="95.04" calcext:value-type="float">
            <text:p>95.04</text:p>
          </table:table-cell>
          <table:table-cell table:style-name="ce1" office:value-type="float" office:value="689066" calcext:value-type="float">
            <text:p>689066</text:p>
          </table:table-cell>
          <table:table-cell table:style-name="ce1" office:value-type="string" calcext:value-type="string">
            <text:p>Стражи Галактики</text:p>
          </table:table-cell>
          <table:table-cell table:style-name="ce1" table:formula="of:=IF([.B80]&gt;0;[.A80]-[.B80])" office:value-type="float" office:value="-0.16" calcext:value-type="float">
            <text:p>-0.16</text:p>
          </table:table-cell>
          <table:table-cell table:number-columns-repeated="1016"/>
        </table:table-row>
        <table:table-row table:style-name="ro2">
          <table:table-cell table:style-name="ce1" office:value-type="float" office:value="7.835" calcext:value-type="float">
            <text:p>7.8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92.3077" calcext:value-type="float">
            <text:p>92.3077</text:p>
          </table:table-cell>
          <table:table-cell table:style-name="ce1" office:value-type="float" office:value="98.63" calcext:value-type="float">
            <text:p>98.63</text:p>
          </table:table-cell>
          <table:table-cell table:style-name="ce1" office:value-type="float" office:value="1387021" calcext:value-type="float">
            <text:p>1387021</text:p>
          </table:table-cell>
          <table:table-cell table:style-name="ce1" office:value-type="string" calcext:value-type="string">
            <text:p>Лига справедливости Зака Снайдера</text:p>
          </table:table-cell>
          <table:table-cell table:style-name="ce1" table:formula="of:=IF([.B81]&gt;0;[.A81]-[.B81])" office:value-type="float" office:value="-0.165" calcext:value-type="float">
            <text:p>-0.165</text:p>
          </table:table-cell>
          <table:table-cell table:number-columns-repeated="1016"/>
        </table:table-row>
        <table:table-row table:style-name="ro2">
          <table:table-cell table:style-name="ce1" office:value-type="float" office:value="7.758" calcext:value-type="float">
            <text:p>7.7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95.2381" calcext:value-type="float">
            <text:p>95.2381</text:p>
          </table:table-cell>
          <table:table-cell table:style-name="ce1" office:value-type="float" office:value="97.82" calcext:value-type="float">
            <text:p>97.82</text:p>
          </table:table-cell>
          <table:table-cell table:style-name="ce1" office:value-type="float" office:value="841700" calcext:value-type="float">
            <text:p>841700</text:p>
          </table:table-cell>
          <table:table-cell table:style-name="ce1" office:value-type="string" calcext:value-type="string">
            <text:p>Марсианин</text:p>
          </table:table-cell>
          <table:table-cell table:style-name="ce1" table:formula="of:=IF([.B82]&gt;0;[.A82]-[.B82])" office:value-type="float" office:value="-0.242" calcext:value-type="float">
            <text:p>-0.242</text:p>
          </table:table-cell>
          <table:table-cell table:number-columns-repeated="1016"/>
        </table:table-row>
        <table:table-row table:style-name="ro2">
          <table:table-cell table:style-name="ce1" office:value-type="float" office:value="7.714" calcext:value-type="float">
            <text:p>7.71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.42" calcext:value-type="float">
            <text:p>96.42</text:p>
          </table:table-cell>
          <table:table-cell table:style-name="ce1" office:value-type="float" office:value="522892" calcext:value-type="float">
            <text:p>522892</text:p>
          </table:table-cell>
          <table:table-cell table:style-name="ce1" office:value-type="string" calcext:value-type="string">
            <text:p>Иллюзия обмана</text:p>
          </table:table-cell>
          <table:table-cell table:style-name="ce1" table:formula="of:=IF([.B83]&gt;0;[.A83]-[.B83])" office:value-type="float" office:value="0.514" calcext:value-type="float">
            <text:p>0.514</text:p>
          </table:table-cell>
          <table:table-cell table:number-columns-repeated="1016"/>
        </table:table-row>
        <table:table-row table:style-name="ro2">
          <table:table-cell table:style-name="ce1" office:value-type="float" office:value="7.685" calcext:value-type="float">
            <text:p>7.68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992" calcext:value-type="float">
            <text:p>104992</text:p>
          </table:table-cell>
          <table:table-cell table:style-name="ce1" office:value-type="string" calcext:value-type="string">
            <text:p>Дьявол носит Prada</text:p>
          </table:table-cell>
          <table:table-cell table:style-name="ce1" table:formula="of:=IF([.B84]&gt;0;[.A84]-[.B84])" office:value-type="float" office:value="0.785" calcext:value-type="float">
            <text:p>0.785</text:p>
          </table:table-cell>
          <table:table-cell table:number-columns-repeated="1016"/>
        </table:table-row>
        <table:table-row table:style-name="ro2">
          <table:table-cell table:style-name="ce1" office:value-type="float" office:value="7.673" calcext:value-type="float">
            <text:p>7.6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.96" calcext:value-type="float">
            <text:p>96.96</text:p>
          </table:table-cell>
          <table:table-cell table:style-name="ce1" office:value-type="float" office:value="409424" calcext:value-type="float">
            <text:p>409424</text:p>
          </table:table-cell>
          <table:table-cell table:style-name="ce1" office:value-type="string" calcext:value-type="string">
            <text:p>Дюна</text:p>
          </table:table-cell>
          <table:table-cell table:style-name="ce1" table:formula="of:=IF([.B85]&gt;0;[.A85]-[.B85])" office:value-type="float" office:value="-0.327" calcext:value-type="float">
            <text:p>-0.327</text:p>
          </table:table-cell>
          <table:table-cell table:number-columns-repeated="1016"/>
        </table:table-row>
        <table:table-row table:style-name="ro2">
          <table:table-cell table:style-name="ce1" office:value-type="float" office:value="7.665" calcext:value-type="float">
            <text:p>7.66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.9" calcext:value-type="float">
            <text:p>94.9</text:p>
          </table:table-cell>
          <table:table-cell table:style-name="ce1" office:value-type="float" office:value="1355059" calcext:value-type="float">
            <text:p>1355059</text:p>
          </table:table-cell>
          <table:table-cell table:style-name="ce1" office:value-type="string" calcext:value-type="string">
            <text:p>Беспринципные</text:p>
          </table:table-cell>
          <table:table-cell table:style-name="ce1" table:formula="of:=IF([.B86]&gt;0;[.A86]-[.B86])" office:value-type="float" office:value="1.265" calcext:value-type="float">
            <text:p>1.265</text:p>
          </table:table-cell>
          <table:table-cell table:number-columns-repeated="1016"/>
        </table:table-row>
        <table:table-row table:style-name="ro2">
          <table:table-cell table:style-name="ce1" office:value-type="float" office:value="7.664" calcext:value-type="float">
            <text:p>7.6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1.4286" calcext:value-type="float">
            <text:p>71.4286</text:p>
          </table:table-cell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88198" calcext:value-type="float">
            <text:p>88198</text:p>
          </table:table-cell>
          <table:table-cell table:style-name="ce1" office:value-type="string" calcext:value-type="string">
            <text:p>Живая сталь</text:p>
          </table:table-cell>
          <table:table-cell table:style-name="ce1" table:formula="of:=IF([.B87]&gt;0;[.A87]-[.B87])" office:value-type="float" office:value="0.664" calcext:value-type="float">
            <text:p>0.664</text:p>
          </table:table-cell>
          <table:table-cell table:number-columns-repeated="1016"/>
        </table:table-row>
        <table:table-row table:style-name="ro2">
          <table:table-cell table:style-name="ce1" office:value-type="float" office:value="7.579" calcext:value-type="float">
            <text:p>7.57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2.973" calcext:value-type="float">
            <text:p>72.973</text:p>
          </table:table-cell>
          <table:table-cell table:style-name="ce1" office:value-type="float" office:value="98.09" calcext:value-type="float">
            <text:p>98.09</text:p>
          </table:table-cell>
          <table:table-cell table:style-name="ce1" office:value-type="float" office:value="1318972" calcext:value-type="float">
            <text:p>1318972</text:p>
          </table:table-cell>
          <table:table-cell table:style-name="ce1" office:value-type="string" calcext:value-type="string">
            <text:p>Гнев человеческий</text:p>
          </table:table-cell>
          <table:table-cell table:style-name="ce1" table:formula="of:=IF([.B88]&gt;0;[.A88]-[.B88])" office:value-type="float" office:value="0.479" calcext:value-type="float">
            <text:p>0.479</text:p>
          </table:table-cell>
          <table:table-cell table:number-columns-repeated="1016"/>
        </table:table-row>
        <table:table-row table:style-name="ro2">
          <table:table-cell table:style-name="ce1" office:value-type="float" office:value="7.579" calcext:value-type="float">
            <text:p>7.57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4.88" calcext:value-type="float">
            <text:p>94.88</text:p>
          </table:table-cell>
          <table:table-cell table:style-name="ce1" office:value-type="float" office:value="804662" calcext:value-type="float">
            <text:p>804662</text:p>
          </table:table-cell>
          <table:table-cell table:style-name="ce1" office:value-type="string" calcext:value-type="string">
            <text:p>Круэлла</text:p>
          </table:table-cell>
          <table:table-cell table:style-name="ce1" table:formula="of:=IF([.B89]&gt;0;[.A89]-[.B89])" office:value-type="float" office:value="0.279" calcext:value-type="float">
            <text:p>0.279</text:p>
          </table:table-cell>
          <table:table-cell table:number-columns-repeated="1016"/>
        </table:table-row>
        <table:table-row table:style-name="ro2">
          <table:table-cell table:style-name="ce1" office:value-type="float" office:value="7.558" calcext:value-type="float">
            <text:p>7.5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462360" calcext:value-type="float">
            <text:p>462360</text:p>
          </table:table-cell>
          <table:table-cell table:style-name="ce1" office:value-type="string" calcext:value-type="string">
            <text:p>Дэдпул</text:p>
          </table:table-cell>
          <table:table-cell table:style-name="ce1" table:formula="of:=IF([.B90]&gt;0;[.A90]-[.B90])" office:value-type="float" office:value="-0.442" calcext:value-type="float">
            <text:p>-0.442</text:p>
          </table:table-cell>
          <table:table-cell table:number-columns-repeated="1016"/>
        </table:table-row>
        <table:table-row table:style-name="ro2">
          <table:table-cell table:style-name="ce1" office:value-type="float" office:value="7.528" calcext:value-type="float">
            <text:p>7.52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8.23" calcext:value-type="float">
            <text:p>98.23</text:p>
          </table:table-cell>
          <table:table-cell table:style-name="ce1" office:value-type="float" office:value="1236063" calcext:value-type="float">
            <text:p>1236063</text:p>
          </table:table-cell>
          <table:table-cell table:style-name="ce1" office:value-type="string" calcext:value-type="string">
            <text:p>Довод</text:p>
          </table:table-cell>
          <table:table-cell table:style-name="ce1" table:formula="of:=IF([.B91]&gt;0;[.A91]-[.B91])" office:value-type="float" office:value="0.228000000000001" calcext:value-type="float">
            <text:p>0.228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7.515" calcext:value-type="float">
            <text:p>7.51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4.7368" calcext:value-type="float">
            <text:p>94.7368</text:p>
          </table:table-cell>
          <table:table-cell table:style-name="ce1" office:value-type="float" office:value="95.79" calcext:value-type="float">
            <text:p>95.79</text:p>
          </table:table-cell>
          <table:table-cell table:style-name="ce1" office:value-type="float" office:value="409600" calcext:value-type="float">
            <text:p>409600</text:p>
          </table:table-cell>
          <table:table-cell table:style-name="ce1" office:value-type="string" calcext:value-type="string">
            <text:p>Доктор Стрэндж</text:p>
          </table:table-cell>
          <table:table-cell table:style-name="ce1" table:formula="of:=IF([.B92]&gt;0;[.A92]-[.B92])" office:value-type="float" office:value="0.0149999999999997" calcext:value-type="float">
            <text:p>0.015</text:p>
          </table:table-cell>
          <table:table-cell table:number-columns-repeated="1016"/>
        </table:table-row>
        <table:table-row table:style-name="ro2">
          <table:table-cell table:style-name="ce1" office:value-type="float" office:value="7.458" calcext:value-type="float">
            <text:p>7.45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92.5926" calcext:value-type="float">
            <text:p>92.5926</text:p>
          </table:table-cell>
          <table:table-cell table:style-name="ce1" office:value-type="float" office:value="92.89" calcext:value-type="float">
            <text:p>92.89</text:p>
          </table:table-cell>
          <table:table-cell table:style-name="ce1" office:value-type="float" office:value="538225" calcext:value-type="float">
            <text:p>538225</text:p>
          </table:table-cell>
          <table:table-cell table:style-name="ce1" office:value-type="string" calcext:value-type="string">
            <text:p>Первому игроку приготовиться</text:p>
          </table:table-cell>
          <table:table-cell table:style-name="ce1" table:formula="of:=IF([.B93]&gt;0;[.A93]-[.B93])" office:value-type="float" office:value="0.0579999999999998" calcext:value-type="float">
            <text:p>0.058</text:p>
          </table:table-cell>
          <table:table-cell table:number-columns-repeated="1016"/>
        </table:table-row>
        <table:table-row table:style-name="ro2">
          <table:table-cell table:style-name="ce1" office:value-type="float" office:value="7.44" calcext:value-type="float">
            <text:p>7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5714" calcext:value-type="float">
            <text:p>78.5714</text:p>
          </table:table-cell>
          <table:table-cell table:style-name="ce1" office:value-type="float" office:value="88.74" calcext:value-type="float">
            <text:p>88.74</text:p>
          </table:table-cell>
          <table:table-cell table:style-name="ce1" office:value-type="float" office:value="5079093" calcext:value-type="float">
            <text:p>5079093</text:p>
          </table:table-cell>
          <table:table-cell table:style-name="ce1" office:value-type="string" calcext:value-type="string">
            <text:p>Монастырь</text:p>
          </table:table-cell>
          <table:table-cell table:style-name="ce1" table:formula="of:=IF([.B94]&gt;0;[.A94]-[.B9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" office:value-type="float" office:value="7.389" calcext:value-type="float">
            <text:p>7.389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5.7143" calcext:value-type="float">
            <text:p>85.7143</text:p>
          </table:table-cell>
          <table:table-cell table:style-name="ce1" office:value-type="float" office:value="95.15" calcext:value-type="float">
            <text:p>95.15</text:p>
          </table:table-cell>
          <table:table-cell table:style-name="ce1" office:value-type="float" office:value="1199100" calcext:value-type="float">
            <text:p>1199100</text:p>
          </table:table-cell>
          <table:table-cell table:style-name="ce1" office:value-type="string" calcext:value-type="string">
            <text:p>Главный герой</text:p>
          </table:table-cell>
          <table:table-cell table:style-name="ce1" table:formula="of:=IF([.B95]&gt;0;[.A95]-[.B95])" office:value-type="float" office:value="0.289000000000001" calcext:value-type="float">
            <text:p>0.289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7.258" calcext:value-type="float">
            <text:p>7.258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78491" calcext:value-type="float">
            <text:p>478491</text:p>
          </table:table-cell>
          <table:table-cell table:style-name="ce1" office:value-type="string" calcext:value-type="string">
            <text:p>Маша и Медведь</text:p>
          </table:table-cell>
          <table:table-cell table:style-name="ce1" table:formula="of:=IF([.B96]&gt;0;[.A96]-[.B96])" office:value-type="float" office:value="-0.242" calcext:value-type="float">
            <text:p>-0.242</text:p>
          </table:table-cell>
          <table:table-cell table:number-columns-repeated="1016"/>
        </table:table-row>
        <table:table-row table:style-name="ro2">
          <table:table-cell table:style-name="ce1" office:value-type="float" office:value="7.239" calcext:value-type="float">
            <text:p>7.23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6.6667" calcext:value-type="float">
            <text:p>66.6667</text:p>
          </table:table-cell>
          <table:table-cell table:style-name="ce1" office:value-type="float" office:value="89.98" calcext:value-type="float">
            <text:p>89.98</text:p>
          </table:table-cell>
          <table:table-cell table:style-name="ce1" office:value-type="float" office:value="88173" calcext:value-type="float">
            <text:p>88173</text:p>
          </table:table-cell>
          <table:table-cell table:style-name="ce1" office:value-type="string" calcext:value-type="string">
            <text:p>Алита: Боевой ангел</text:p>
          </table:table-cell>
          <table:table-cell table:style-name="ce1" table:formula="of:=IF([.B97]&gt;0;[.A97]-[.B97])" office:value-type="float" office:value="-0.0609999999999999" calcext:value-type="float">
            <text:p>-0.061</text:p>
          </table:table-cell>
          <table:table-cell table:number-columns-repeated="1016"/>
        </table:table-row>
        <table:table-row table:style-name="ro2">
          <table:table-cell table:style-name="ce1" office:value-type="float" office:value="7.184" calcext:value-type="float">
            <text:p>7.184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76.9231" calcext:value-type="float">
            <text:p>76.9231</text:p>
          </table:table-cell>
          <table:table-cell table:style-name="ce1" office:value-type="float" office:value="96.09" calcext:value-type="float">
            <text:p>96.09</text:p>
          </table:table-cell>
          <table:table-cell table:style-name="ce1" office:value-type="float" office:value="839954" calcext:value-type="float">
            <text:p>839954</text:p>
          </table:table-cell>
          <table:table-cell table:style-name="ce1" office:value-type="string" calcext:value-type="string">
            <text:p>Легенда</text:p>
          </table:table-cell>
          <table:table-cell table:style-name="ce1" table:formula="of:=IF([.B98]&gt;0;[.A98]-[.B98])" office:value-type="float" office:value="0.284" calcext:value-type="float">
            <text:p>0.284</text:p>
          </table:table-cell>
          <table:table-cell table:number-columns-repeated="1016"/>
        </table:table-row>
        <table:table-row table:style-name="ro2">
          <table:table-cell table:style-name="ce1" office:value-type="float" office:value="7.059" calcext:value-type="float">
            <text:p>7.0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4.54" calcext:value-type="float">
            <text:p>94.54</text:p>
          </table:table-cell>
          <table:table-cell table:style-name="ce1" office:value-type="float" office:value="5078983" calcext:value-type="float">
            <text:p>5078983</text:p>
          </table:table-cell>
          <table:table-cell table:style-name="ce1" office:value-type="string" calcext:value-type="string">
            <text:p>Мажор в Сочи</text:p>
          </table:table-cell>
          <table:table-cell table:style-name="ce1" table:formula="of:=IF([.B99]&gt;0;[.A99]-[.B9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" office:value-type="float" office:value="6.897" calcext:value-type="float">
            <text:p>6.897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8.8889" calcext:value-type="float">
            <text:p>38.8889</text:p>
          </table:table-cell>
          <table:table-cell table:style-name="ce1" office:value-type="float" office:value="94.6" calcext:value-type="float">
            <text:p>94.6</text:p>
          </table:table-cell>
          <table:table-cell table:style-name="ce1" office:value-type="float" office:value="463634" calcext:value-type="float">
            <text:p>463634</text:p>
          </table:table-cell>
          <table:table-cell table:style-name="ce1" office:value-type="string" calcext:value-type="string">
            <text:p>Веном</text:p>
          </table:table-cell>
          <table:table-cell table:style-name="ce1" table:formula="of:=IF([.B100]&gt;0;[.A100]-[.B100])" office:value-type="float" office:value="0.297000000000001" calcext:value-type="float">
            <text:p>0.297000000000001</text:p>
          </table:table-cell>
          <table:table-cell table:number-columns-repeated="1016"/>
        </table:table-row>
        <table:table-row table:style-name="ro2">
          <table:table-cell table:style-name="ce1" office:value-type="float" office:value="6.763" calcext:value-type="float">
            <text:p>6.763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.45" calcext:value-type="float">
            <text:p>81.45</text:p>
          </table:table-cell>
          <table:table-cell table:style-name="ce1" office:value-type="float" office:value="1183582" calcext:value-type="float">
            <text:p>1183582</text:p>
          </table:table-cell>
          <table:table-cell table:style-name="ce1" office:value-type="string" calcext:value-type="string">
            <text:p>Холоп</text:p>
          </table:table-cell>
          <table:table-cell table:style-name="ce1" table:formula="of:=IF([.B101]&gt;0;[.A101]-[.B101])" office:value-type="float" office:value="0.0629999999999997" calcext:value-type="float">
            <text:p>0.06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" table:formula="of:=TRIMMEAN([.H2:.H101];0)" office:value-type="float" office:value="0.1809693878" calcext:value-type="float">
            <text:p>0.1809693878</text:p>
          </table:table-cell>
          <table:table-cell table:number-columns-repeated="1016"/>
        </table:table-row>
        <table:table-row table:style-name="ro2" table:number-rows-repeated="899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F3329D52_725A_4F5C_B6AC_432FD3971879_.wvu.FilterData" table:base-cell-address="$Worksheet.$A$1" table:cell-range-address="$Worksheet.$A$1:.$A$100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9:18:00</meta:creation-date>
    <meta:initial-creator>Unknown Creator</meta:initial-creator>
    <meta:document-statistic meta:table-count="1" meta:cell-count="808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c0504d" draw:fill-color="#c0504d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943cm" svg:y="4.413cm" style:legend-expansion="high" chart:style-name="ch2"/>
        <chart:plot-area chart:style-name="ch3" table:cell-range-address="Worksheet.A1:Worksheet.B101" chart:data-source-has-labels="row" svg:x="1.324cm" svg:y="0.196cm" svg:width="11.302cm" svg:height="8.447cm">
          <chartooo:coordinate-region svg:x="1.61cm" svg:y="0.196cm" svg:width="10.709cm" svg:height="7.537cm"/>
          <chart:axis chart:dimension="x" chart:name="primary-x" chart:style-name="ch4">
            <chart:title svg:x="6.289cm" svg:y="8.839cm" chart:style-name="ch5">
              <text:p>Фильмы</text:p>
            </chart:title>
          </chart:axis>
          <chart:axis chart:dimension="y" chart:name="primary-y" chart:style-name="ch6">
            <chart:title svg:x="0.544cm" svg:y="2.044cm" chart:style-name="ch7">
              <text:p>Рейтинг</text:p>
            </chart:title>
            <chart:grid chart:style-name="ch8" chart:class="major"/>
          </chart:axis>
          <chart:series chart:style-name="ch9" chart:values-cell-range-address="Worksheet.A1:Worksheet.A101" loext:label-string="&quot;Кинопоиск&quot;" chart:class="chart:line">
            <chart:data-point chart:repeated="101"/>
          </chart:series>
          <chart:series chart:style-name="ch10" chart:values-cell-range-address="Worksheet.B1:Worksheet.B101" loext:label-string="&quot;IDMB&quot;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инопоиск</text:p>
              </table:table-cell>
              <table:table-cell office:value-type="string">
                <text:p>IDM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Worksheet.A1:Worksheet.A101</svg:desc>
                </draw:g>
              </table:table-cell>
              <table:table-cell office:value-type="float" office:value="NaN">
                <text:p>NaN</text:p>
                <draw:g>
                  <svg:desc>Worksheet.B1:Workshee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96">
                <text:p>9.19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08">
                <text:p>9.10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71">
                <text:p>9.07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86">
                <text:p>8.98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8">
                <text:p>8.9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63">
                <text:p>8.96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16">
                <text:p>8.9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8">
                <text:p>8.8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61">
                <text:p>8.8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05">
                <text:p>8.80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85">
                <text:p>8.78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75">
                <text:p>8.7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19">
                <text:p>8.71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07">
                <text:p>8.7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06">
                <text:p>8.7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69">
                <text:p>8.66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654">
                <text:p>8.65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54">
                <text:p>8.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44">
                <text:p>8.64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41">
                <text:p>8.64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33">
                <text:p>8.6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18">
                <text:p>8.61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02">
                <text:p>8.60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99">
                <text:p>8.59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82">
                <text:p>8.5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41">
                <text:p>8.54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37">
                <text:p>8.5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525">
                <text:p>8.52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19">
                <text:p>8.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19">
                <text:p>8.51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13">
                <text:p>8.5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1">
                <text:p>8.5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497">
                <text:p>8.4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79">
                <text:p>8.47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477">
                <text:p>8.47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462">
                <text:p>8.46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418">
                <text:p>8.41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97">
                <text:p>8.39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82">
                <text:p>8.38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376">
                <text:p>8.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73">
                <text:p>8.37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359">
                <text:p>8.35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317">
                <text:p>8.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89">
                <text:p>8.2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286">
                <text:p>8.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275">
                <text:p>8.27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61">
                <text:p>8.26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244">
                <text:p>8.24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31">
                <text:p>8.2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31">
                <text:p>8.23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219">
                <text:p>8.2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219">
                <text:p>8.2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174">
                <text:p>8.17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49">
                <text:p>8.14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136">
                <text:p>8.13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21">
                <text:p>8.12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107">
                <text:p>8.10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105">
                <text:p>8.10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097">
                <text:p>8.0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79">
                <text:p>8.0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073">
                <text:p>8.07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63">
                <text:p>8.0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59">
                <text:p>8.05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058">
                <text:p>8.05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042">
                <text:p>8.04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29">
                <text:p>8.0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89">
                <text:p>7.98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79">
                <text:p>7.97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78">
                <text:p>7.97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68">
                <text:p>7.96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962">
                <text:p>7.9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61">
                <text:p>7.96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59">
                <text:p>7.95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958">
                <text:p>7.95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93">
                <text:p>7.8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43">
                <text:p>7.84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4">
                <text:p>7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35">
                <text:p>7.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58">
                <text:p>7.7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14">
                <text:p>7.7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85">
                <text:p>7.68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673">
                <text:p>7.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65">
                <text:p>7.66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664">
                <text:p>7.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579">
                <text:p>7.57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79">
                <text:p>7.5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558">
                <text:p>7.5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28">
                <text:p>7.52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15">
                <text:p>7.51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58">
                <text:p>7.4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89">
                <text:p>7.38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258">
                <text:p>7.25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239">
                <text:p>7.23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84">
                <text:p>7.18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059">
                <text:p>7.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97">
                <text:p>6.89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63">
                <text:p>6.763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55cm" svg:y="4.635cm" style:legend-expansion="high" chart:style-name="ch2"/>
        <chart:plot-area chart:style-name="ch3" table:cell-range-address="Worksheet.H2:Worksheet.H102" svg:x="0.317cm" svg:y="0.196cm" svg:width="12.521cm" svg:height="9.424cm">
          <chartooo:coordinate-region svg:x="0.974cm" svg:y="0.369cm" svg:width="11.742cm" svg:height="9.0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ksheet.H2:Worksheet.H10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5999999999999">
                <text:p>0.795999999999999</text:p>
                <draw:g>
                  <svg:desc>Worksheet.H2:Worksheet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3999999999999">
                <text:p>-0.113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9999999999999">
                <text:p>-0.21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9999999999988">
                <text:p>0.0629999999999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19999999999999">
                <text:p>-0.61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8999999999999">
                <text:p>-0.238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000000000001">
                <text:p>0.585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8999999999999">
                <text:p>0.318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7000000000001">
                <text:p>0.207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8">
                <text:p>-0.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46000000000001">
                <text:p>-0.146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59">
                <text:p>-0.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2999999999999">
                <text:p>0.832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80000000000007">
                <text:p>0.0180000000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98">
                <text:p>-0.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01000000000001">
                <text:p>-0.201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0000000000007">
                <text:p>0.0820000000000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7000000000001">
                <text:p>0.737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5000000000001">
                <text:p>0.425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81">
                <text:p>-0.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999999999999">
                <text:p>0.212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02999999999999">
                <text:p>-0.202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2999999999999">
                <text:p>-0.122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999999999999">
                <text:p>0.161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7000000000001">
                <text:p>0.197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1999999999999">
                <text:p>0.481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5999999999999">
                <text:p>0.375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10000000000004">
                <text:p>-0.0410000000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8999999999999">
                <text:p>0.318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3999999999999">
                <text:p>0.473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89999999999995">
                <text:p>0.0489999999999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5999999999999">
                <text:p>0.835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6999999999999">
                <text:p>0.206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5000000000001">
                <text:p>0.505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26999999999999">
                <text:p>-0.126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3000000000001">
                <text:p>0.463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42000000000001">
                <text:p>-0.342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79999999999998">
                <text:p>-0.05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1000000000001">
                <text:p>-0.321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22000000000001">
                <text:p>-0.422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79999999999996">
                <text:p>0.0679999999999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38999999999999">
                <text:p>-0.238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79999999999998">
                <text:p>0.057999999999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57">
                <text:p>-0.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42">
                <text:p>-0.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27">
                <text:p>-0.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442">
                <text:p>-0.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8000000000001">
                <text:p>0.228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999999999997">
                <text:p>0.014999999999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79999999999998">
                <text:p>0.0579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9000000000001">
                <text:p>0.289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42">
                <text:p>-0.2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09999999999999">
                <text:p>-0.0609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7000000000001">
                <text:p>0.297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29999999999997">
                <text:p>0.062999999999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09693878">
                <text:p>0.1809693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